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MySQL; MongoDB</text:p>
          </text:list-item>
          <text:list-item>
            <text:p text:style-name="tech-skill">Hands-on IT Experience</text:p>
          </text:list-item>
          <text:list-item>
            <text:p text:style-name="tech-skill">API Design</text:p>
          </text:list-item>
          <text:list-item>
            <text:p text:style-name="tech-skill">Network Configuration</text:p>
          </text:list-item>
          <text:list-item>
            <text:p text:style-name="tech-skill">Python; PHP; Node.js</text:p>
          </text:list-item>
          <text:list-item>
            <text:p text:style-name="tech-skill">Collaboration and Cross-team Communication</text:p>
          </text:list-item>
          <text:list-item>
            <text:p text:style-name="tech-skill">Version Control</text:p>
          </text:list-item>
          <text:list-item>
            <text:p text:style-name="tech-skill">Bash/Powershell Automation</text:p>
          </text:list-item>
          <text:list-item>
            <text:p text:style-name="tech-skill">Microsoft Systems</text:p>
          </text:list-item>
          <text:list-item>
            <text:p text:style-name="tech-skill">HTML5/CSS3</text:p>
          </text:list-item>
          <text:list-item>
            <text:p text:style-name="tech-skill">MongoDB</text:p>
          </text:list-item>
          <text:list-item>
            <text:p text:style-name="tech-skill">Docker Compose</text:p>
          </text:list-item>
          <text:list-item>
            <text:p text:style-name="tech-skill">TCP/IP Protocols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signed and deployed cross-platform network configurations to optimize client-server connectivity</text:p>
              </text:list-item>
              <text:list-item>
                <text:p text:style-name="proj-desc">Conducted diagnostic programs to monitor server performance and address network issues</text:p>
              </text:list-item>
              <text:list-item>
                <text:p text:style-name="proj-desc">Troubleshot technical problems for warehouse-style multi-user environments in a LAN/WAN configuration</text:p>
              </text:list-item>
            </text:list>
          </table:table-cell>
          <table:table-cell table:style-name="date-cell">
            <text:p text:style-name="date">2023-07 /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Developed webhook integrations and API notifications to safely transfer data between multiple platforms</text:p>
              </text:list-item>
              <text:list-item>
                <text:p text:style-name="proj-desc">Created a backend framework optimized for high database performance using SQL (MySQL), PHP, and RESTful APIs</text:p>
              </text:list-item>
              <text:list-item>
                <text:p text:style-name="proj-desc">Designed and tested systems for real-time communication and integration error debugging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Debugged network-interaction code related to video payload delivery, ensuring fault-tolerant operations</text:p>
              </text:list-item>
              <text:list-item>
                <text:p text:style-name="proj-desc">Built Python tools to enhance compatibility across cloud-hosted infrastructure</text:p>
              </text:list-item>
              <text:list-item>
                <text:p text:style-name="proj-desc">Contributed fixes toward optimizing file transfer protocols and video metadata archiving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Built T-SQL scripts for managing and organizing large-scale database parameters</text:p>
              </text:list-item>
              <text:list-item>
                <text:p text:style-name="proj-desc">Automated the execution of customizable CLI workflows for server operators across remote APIs</text:p>
              </text:list-item>
              <text:list-item>
                <text:p text:style-name="proj-desc">Developed operational tooling to streamline backend command operations and debugging effort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signed backend tools to improve fault-tolerant server processes for ground-up troubleshooting</text:p>
              </text:list-item>
              <text:list-item>
                <text:p text:style-name="proj-desc">Provided user-facing logging systems for both network events and asset generation pipelines</text:p>
              </text:list-item>
              <text:list-item>
                <text:p text:style-name="proj-desc">Conducted performance metrics and led implementation updates for continuous system improvement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1-03 16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